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u 06/02/2015</text:p>
      <text:p text:style-name="Standard"/>
      <text:p text:style-name="Standard">(j'ai sûrement oublié des choses ou pas assez détaillé)</text:p>
      <text:p text:style-name="Standard"/>
      <text:list xml:id="list5487724304885620073" text:style-name="L1">
        <text:list-item>
          <text:p text:style-name="P1">Pour la subdivision par arete, mettre un critère sur les edges exemple un seuil : seuil&lt;longueur_arete alors on subdivise. <text:s/>On peut faire de même pour la simplification.</text:p>
        </text:list-item>
        <text:list-item>
          <text:p text:style-name="P1">Pour la simplification, ce n'est pas triviale (cas de probleme demander à M.Boudon)</text:p>
        </text:list-item>
        <text:list-item>
          <text:p text:style-name="P1">Regarder les flips.</text:p>
        </text:list-item>
        <text:list-item>
          <text:p text:style-name="P1">Faire un mode démo qui fait tous les testes. (faire une macro debug) Faire un bouton pour passer au mode débug au mode normal et vis-versa pour la validité des fonctions.</text:p>
        </text:list-item>
        <text:list-item>
          <text:p text:style-name="P1">Modifier l'éclairage (regarder le cpt rendu précédant).</text:p>
        </text:list-item>
        <text:list-item>
          <text:p text:style-name="P1">Modification du bouton de la loupe. Pas intuitive.</text:p>
        </text:list-item>
        <text:list-item>
          <text:p text:style-name="P1">Modification de la position de l'objet : le centre.</text:p>
        </text:list-item>
        <text:list-item>
          <text:p text:style-name="P1">Mettre les deux modes de visualisation en même temps : le filet en noir et le volume en gris par exemple.</text:p>
        </text:list-item>
        <text:list-item>
          <text:p text:style-name="P1">Arranger les normales pour l'éclairage. Soit en le stocke dans la structure Halfedge soit on le calcule à part.</text:p>
        </text:list-item>
        <text:list-item>
          <text:p text:style-name="P1">Ne pas mettre « Niveau de subdivision » mais « niveau de discrétisation » ou « résolution »</text:p>
        </text:list-item>
        <text:list-item>
          <text:p text:style-name="P1">Créer une classe Mesh avec une série de constructeur. Séparer la structure de donnée , les algorithmes « renderer ou mesh_processing » . Faire un diagramme de classe.</text:p>
        </text:list-item>
        <text:list-item>
          <text:p text:style-name="P1">Pour les outils, on doit gérer le clique avec un retour de ce qu'il prend. <text:s/></text:p>
        </text:list-item>
      </text:list>
      <text:p text:style-name="Standard"><text:tab/>Peeking opengl permet de stocker un identifiant. <text:s text:c="36"/>(urgent)</text:p>
      <text:p text:style-name="Standard"/>
      <text:p text:style-name="Standard"/>
      <text:p text:style-name="Standard"/>
      <text:list xml:id="list30583652" text:continue-numbering="true" text:style-name="L1">
        <text:list-item>
          <text:p text:style-name="P1">Objectif : </text:p>
          <text:list>
            <text:list-item>
              <text:p text:style-name="P1">mettre en place la sélection d'une région et l'étirée. Mettre une couleur pour la zone sélectionné.</text:p>
            </text:list-item>
            <text:list-item>
              <text:p text:style-name="P1">Mettre en place les autres outils.</text:p>
            </text:list-item>
            <text:list-item>
              <text:p text:style-name="P1">Regrouper certaine class dans le dossier tool.</text:p>
            </text:list-item>
            <text:list-item>
              <text:p text:style-name="P1">A détailler : la reprise de l'Api , l’interaction, et la subdivision locale.</text:p>
            </text:list-item>
          </text:list>
        </text:list-item>
      </text:list>
      <text:p text:style-name="Standard"/>
      <text:p text:style-name="Standard"/>
      <text:list xml:id="list30601007" text:continue-numbering="true" text:style-name="L1">
        <text:list-item>
          <text:p text:style-name="P1">Rapport :</text:p>
          <text:list>
            <text:list-item>
              <text:p text:style-name="P1">En deux parties : </text:p>
              <text:list>
                <text:list-item>
                  <text:p text:style-name="P1">Partie utilisateur : interface, coté argonomie, quelle fonctionnalité ?</text:p>
                </text:list-item>
                <text:list-item>
                  <text:p text:style-name="P1">Partie développeur : détailler les parties les plus importante (Maillage, Subdivision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cile Peladan</meta:initial-creator>
    <meta:creation-date>2015-02-07T10:14:30.91</meta:creation-date>
    <meta:document-statistic meta:table-count="0" meta:image-count="0" meta:object-count="0" meta:page-count="1" meta:paragraph-count="24" meta:word-count="311" meta:character-count="1793"/>
    <dc:date>2015-02-07T10:42:04.12</dc:date>
    <dc:creator>Cécile Peladan</dc:creator>
    <meta:editing-duration>PT9M11S</meta:editing-duration>
    <meta:editing-cycles>1</meta:editing-cycles>
    <meta:generator>OpenOffice/4.1.1$Win32 OpenOffice.org_project/411m6$Build-9775</meta:generator>
  </office:meta>
</office:document-meta>
</file>